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e6e6ff" draw:opacity="100%" draw:textarea-horizontal-align="justify" draw:textarea-vertical-align="middle" draw:auto-grow-height="false" draw:shadow-offset-x="0.305cm" draw:shadow-offset-y="0.305cm" draw:shadow-opacity="100%"/>
    </style:style>
    <style:style style:name="gr4" style:family="graphic" style:parent-style-name="standard">
      <style:graphic-properties draw:fill="solid" draw:fill-color="#99ccff" draw:opacity="100%" draw:textarea-horizontal-align="justify" draw:textarea-vertical-align="middle" draw:auto-grow-height="false" draw:shadow-offset-x="0.305cm" draw:shadow-offset-y="0.305cm" draw:shadow-opacity="100%"/>
    </style:style>
    <style:style style:name="gr5" style:family="graphic" style:parent-style-name="standard">
      <style:graphic-properties draw:stroke="none" draw:fill="solid" draw:fill-color="#3deb3d" draw:opacity="20%" draw:textarea-horizontal-align="justify" draw:textarea-vertical-align="middle" draw:auto-grow-height="false" draw:shadow-offset-x="0.305cm" draw:shadow-offset-y="0.305cm" draw:shadow-opacity="20%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Trebuchet MS'" style:font-style-name="Regular" style:font-family-generic="swiss" style:font-pitch="variable" fo:font-size="22.5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rebuchet MS'" style:font-style-name="Regular" style:font-family-generic="swiss" style:font-pitch="variable" fo:font-size="16.8999996185303pt"/>
    </style:style>
    <style:style style:name="P5" style:family="paragraph">
      <style:paragraph-properties fo:text-align="center"/>
      <style:text-properties fo:font-family="'Trebuchet MS'" style:font-style-name="Regular" style:font-family-generic="swiss" style:font-pitch="variable"/>
    </style:style>
    <style:style style:name="T1" style:family="text">
      <style:text-properties fo:font-family="'Trebuchet MS'" style:font-style-name="Regular" style:font-family-generic="swiss" style:font-pitch="variable" fo:font-size="24pt" style:font-size-asian="24pt" style:font-size-complex="24pt"/>
    </style:style>
    <style:style style:name="T2" style:family="text">
      <style:text-properties fo:font-family="'Trebuchet MS'" style:font-family-generic="swiss" style:font-pitch="variable" fo:font-size="14pt" style:font-size-asian="14pt" style:font-size-complex="14pt"/>
    </style:style>
    <style:style style:name="T3" style:family="text">
      <style:text-properties fo:font-family="'Trebuchet MS'" style:font-style-name="Regular" style:font-family-generic="swiss" style:font-pitch="variable" fo:font-size="16.8999996185303pt"/>
    </style:style>
    <style:style style:name="T4" style:family="text">
      <style:text-properties fo:font-family="'Trebuchet MS'" style:font-style-name="Regular" style:font-family-generic="swiss" style:font-pitch="variable" fo:font-size="10.5pt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18.542cm" svg:height="6.604cm" svg:x="1.381cm" svg:y="5.572cm">
          <text:p text:style-name="P1"><text:span text:style-name="T1">SDK</text:span></text:p>
          <text:p text:style-name="P1"><text:span text:style-name="T2">Platform</text:span></text:p>
          <text:p text:style-name="P1"><text:span text:style-name="T2">Independency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239cm" svg:height="1.524cm" svg:x="1.524cm" svg:y="3.159cm">
          <text:p text:style-name="P3">Standard C 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0.16cm" svg:height="1.524cm" svg:x="2.016cm" svg:y="6.969cm">
          <text:p text:style-name="P3"><text:span text:style-name="T3">Phorward Foundation Library</text:span></text:p>
          <text:p text:style-name="P3"><text:span text:style-name="T4">(libphorward.a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271cm" svg:height="1.524cm" svg:x="10.763cm" svg:y="3.159cm">
          <text:p text:style-name="P3">POSIX Environment</text:p>
          <text:p text:style-name="P3"><text:span text:style-name="T5">(awk, sed, sh 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144cm" svg:height="1.651cm" svg:x="9.89cm" svg:y="9.763cm">
          <text:p text:style-name="P3"><text:span text:style-name="T3">Phorward Toolchain</text:span></text:p>
          <text:p text:style-name="P3"><text:span text:style-name="T4">(mkdoc, mkproto, psh, min_lalr1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8.542cm" svg:height="1.778cm" svg:x="1.381cm" svg:y="13.827cm">
          <text:p text:style-name="P3"><text:span text:style-name="T3">Phorward Software Solutions</text:span></text:p>
          <text:p text:style-name="P3"><text:span text:style-name="T4">(UniCC, RapidBATCH …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217cm" svg:height="4.699cm" svg:x="13.954cm" svg:y="4.81cm">
          <text:p/>
          <draw:enhanced-geometry svg:viewBox="0 0 21600 21600" draw:text-areas="?f0 0 ?f2 ?f5" draw:type="down-arrow" draw:modifiers="18381.4569536424 6680.613165013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.905cm" svg:height="2.032cm" svg:x="5.318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1.397cm" svg:height="1.016cm" svg:x="10.271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2.09cm" svg:height="2.032cm" svg:x="13.134cm" svg:y="11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draw:layer="layout" svg:width="2.217cm" svg:height="4.953cm" svg:x="5.191cm" svg:y="8.747cm">
          <text:p/>
          <draw:enhanced-geometry svg:viewBox="0 0 21600 21600" draw:text-areas="?f0 0 ?f2 ?f5" draw:type="down-arrow" draw:modifiers="19269.2806421735 6008.656447249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8.542cm" svg:height="1.651cm" svg:x="1.508cm" svg:y="1.508cm">
          <text:p text:style-name="P3">Operating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Meyer</meta:initial-creator>
    <meta:creation-date>2011-10-05T12:50:12</meta:creation-date>
    <dc:date>2012-01-06T09:41:49</dc:date>
    <dc:creator>Jan Meyer</dc:creator>
    <meta:editing-duration>PT23M8S</meta:editing-duration>
    <meta:editing-cycles>7</meta:editing-cycles>
    <meta:generator>LibreOffice/3.4$Unix LibreOffice_project/340m1$Build-402</meta:generator>
    <meta:document-statistic meta:object-count="12"/>
  </office:meta>
</office:document-meta>
</file>